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able:cell-range-source table:name="CSV_all" xlink:type="simple" xlink:href="../../MCU_PCB_V2.csv" table:filter-name="Text - txt - csv (StarCalc)" table:filter-options="9/59/44,34,76,1,,0,false,false,true,false,false" table:last-column-spanned="27" table:last-row-spanned="67"/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DRIVE-LEVEL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NUMBER-OF-ADC-CHANNELS</text:p>
          </table:table-cell>
          <table:table-cell office:value-type="string" calcext:value-type="string">
            <text:p>NUMBER-OF-CHANNELS</text:p>
          </table:table-cell>
          <table:table-cell office:value-type="string" calcext:value-type="string">
            <text:p>NUMBER-OF-IOS</text:p>
          </table:table-cell>
          <table:table-cell office:value-type="string" calcext:value-type="string">
            <text:p>NUMBER-OF-OUT</text:p>
          </table:table-cell>
          <table:table-cell office:value-type="string" calcext:value-type="string">
            <text:p>NUMBER-OF-TIMERS-COUNTERS</text:p>
          </table:table-cell>
          <table:table-cell office:value-type="string" calcext:value-type="string">
            <text:p>NUMBER_CONTACT</text:p>
          </table:table-cell>
          <table:table-cell office:value-type="string" calcext:value-type="string">
            <text:p>NUMBER_OF_POSITION</text:p>
          </table:table-cell>
          <table:table-cell office:value-type="string" calcext:value-type="string">
            <text:p>NUMBER_OF_ROW</text:p>
          </table:table-cell>
          <table:table-cell office:value-type="string" calcext:value-type="string">
            <text:p>NUMBER_PORT</text:p>
          </table:table-cell>
          <table:table-cell office:value-type="string" calcext:value-type="string">
            <text:p>OPERATING-FORCE</text:p>
          </table:table-cell>
          <table:table-cell office:value-type="string" calcext:value-type="string">
            <text:p>OPERATING-SUPPLY-VOLTAGE</text:p>
          </table:table-cell>
          <table:table-cell office:value-type="string" calcext:value-type="string">
            <text:p>OPERATING-TEMPERATURE</text:p>
          </table:table-cell>
          <table:table-cell office:value-type="string" calcext:value-type="string">
            <text:p>OPERATING-TEMPERATURE-RANG</text:p>
          </table:table-cell>
          <table:table-cell office:value-type="string" calcext:value-type="string">
            <text:p>OPERATING-TEMPERATURE-RANG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string" calcext:value-type="string">
            <text:p>10NF_16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Multilayer ceramic capacitor SMD, 10nF ±10%, 16VDC, X7R, Kemet, Case 0603, Mouser: 80-C0603C103K4RACTM</text:p>
          </table:table-cell>
          <table:table-cell table:number-columns-repeated="6"/>
          <table:table-cell office:value-type="string" calcext:value-type="string">
            <text:p>Kemet</text:p>
          </table:table-cell>
          <table:table-cell office:value-type="string" calcext:value-type="string">
            <text:p>80-C0603C103K4RACT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100N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eramic capacitor SMD 100nF ±5%, 16VDC, X7R, Kemet, Case 0402, C0402C104J4RACTU, MLCC, Mouser: 80-C0402C104J4R</text:p>
          </table:table-cell>
          <table:table-cell table:number-columns-repeated="5"/>
          <table:table-cell office:value-type="float" office:value="2429353" calcext:value-type="float">
            <text:p>242935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s text:c="2"/>80-C0402C104J4R</text:p>
          </table:table-cell>
          <table:table-cell table:number-columns-repeated="13"/>
          <table:table-cell office:value-type="string" calcext:value-type="string">
            <text:p>-55...+125 °C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100N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eramic capacitor SMD 100nF ±5%, 16VDC, X7R, Kemet, Case 0402, C0402C104J4RACTU, MLCC, Mouser: 80-C0402C104J4R</text:p>
          </table:table-cell>
          <table:table-cell table:number-columns-repeated="5"/>
          <table:table-cell office:value-type="float" office:value="2429353" calcext:value-type="float">
            <text:p>242935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s text:c="2"/>80-C0402C104J4R</text:p>
          </table:table-cell>
          <table:table-cell table:number-columns-repeated="13"/>
          <table:table-cell office:value-type="string" calcext:value-type="string">
            <text:p>-55...+125 °C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10UF_10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eramic capacitor SMD 10uF ±10%, 10VDC, X5R, TDK , Case 0603, Mouser: 810-C1608X5R1A106K</text:p>
          </table:table-cell>
          <table:table-cell office:value-type="string" calcext:value-type="string">
            <text:p>445-7486-1-ND</text:p>
          </table:table-cell>
          <table:table-cell table:number-columns-repeated="4"/>
          <table:table-cell office:value-type="float" office:value="2211164" calcext:value-type="float">
            <text:p>2211164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810-C1608X5R1A106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4,7UF_16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Multilayer Ceramic Capacitors MLCC, SMD 4,7uF ±10%, 16VDC, X5R, YAGEO , Case 0603, Mouser: 603-CC603KRX5R7BB475</text:p>
          </table:table-cell>
          <table:table-cell office:value-type="string" calcext:value-type="string">
            <text:p>311-1785-2-ND</text:p>
          </table:table-cell>
          <table:table-cell table:number-columns-repeated="5"/>
          <table:table-cell office:value-type="string" calcext:value-type="string">
            <text:p>Yageo</text:p>
          </table:table-cell>
          <table:table-cell office:value-type="string" calcext:value-type="string">
            <text:p>603-CC603KRX5R7BB4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100N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eramic capacitor SMD 100nF ±5%, 16VDC, X7R, Kemet, Case 0402, C0402C104J4RACTU, MLCC, Mouser: 80-C0402C104J4R</text:p>
          </table:table-cell>
          <table:table-cell table:number-columns-repeated="5"/>
          <table:table-cell office:value-type="float" office:value="2429353" calcext:value-type="float">
            <text:p>242935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s text:c="2"/>80-C0402C104J4R</text:p>
          </table:table-cell>
          <table:table-cell table:number-columns-repeated="13"/>
          <table:table-cell office:value-type="string" calcext:value-type="string">
            <text:p>-55...+125 °C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2" office:value-type="string" calcext:value-type="string">
            <text:p>100N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eramic capacitor SMD 100nF ±5%, 16VDC, X7R, Kemet, Case 0402, C0402C104J4RACTU, MLCC, Mouser: 80-C0402C104J4R</text:p>
          </table:table-cell>
          <table:table-cell table:number-columns-repeated="5"/>
          <table:table-cell office:value-type="float" office:value="2429353" calcext:value-type="float">
            <text:p>242935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s text:c="2"/>80-C0402C104J4R</text:p>
          </table:table-cell>
          <table:table-cell table:number-columns-repeated="13"/>
          <table:table-cell office:value-type="string" calcext:value-type="string">
            <text:p>-55...+125 °C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number-columns-repeated="2" office:value-type="string" calcext:value-type="string">
            <text:p>100N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eramic capacitor SMD 100nF ±5%, 16VDC, X7R, Kemet, Case 0402, C0402C104J4RACTU, MLCC, Mouser: 80-C0402C104J4R</text:p>
          </table:table-cell>
          <table:table-cell table:number-columns-repeated="5"/>
          <table:table-cell office:value-type="float" office:value="2429353" calcext:value-type="float">
            <text:p>242935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s text:c="2"/>80-C0402C104J4R</text:p>
          </table:table-cell>
          <table:table-cell table:number-columns-repeated="13"/>
          <table:table-cell office:value-type="string" calcext:value-type="string">
            <text:p>-55...+125 °C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2" office:value-type="string" calcext:value-type="string">
            <text:p>10UF_10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eramic capacitor SMD 10uF ±10%, 10VDC, X5R, TDK , Case 0603, Mouser: 810-C1608X5R1A106K</text:p>
          </table:table-cell>
          <table:table-cell office:value-type="string" calcext:value-type="string">
            <text:p>445-7486-1-ND</text:p>
          </table:table-cell>
          <table:table-cell table:number-columns-repeated="4"/>
          <table:table-cell office:value-type="float" office:value="2211164" calcext:value-type="float">
            <text:p>2211164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810-C1608X5R1A106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11</text:p>
          </table:table-cell>
          <table:table-cell table:number-columns-repeated="2" office:value-type="string" calcext:value-type="string">
            <text:p>100N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eramic capacitor SMD 100nF ±5%, 16VDC, X7R, Kemet, Case 0402, C0402C104J4RACTU, MLCC, Mouser: 80-C0402C104J4R</text:p>
          </table:table-cell>
          <table:table-cell table:number-columns-repeated="5"/>
          <table:table-cell office:value-type="float" office:value="2429353" calcext:value-type="float">
            <text:p>242935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s text:c="2"/>80-C0402C104J4R</text:p>
          </table:table-cell>
          <table:table-cell table:number-columns-repeated="13"/>
          <table:table-cell office:value-type="string" calcext:value-type="string">
            <text:p>-55...+125 °C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table:number-columns-repeated="2" office:value-type="string" calcext:value-type="string">
            <text:p>100N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eramic capacitor SMD 100nF ±5%, 16VDC, X7R, Kemet, Case 0402, C0402C104J4RACTU, MLCC, Mouser: 80-C0402C104J4R</text:p>
          </table:table-cell>
          <table:table-cell table:number-columns-repeated="5"/>
          <table:table-cell office:value-type="float" office:value="2429353" calcext:value-type="float">
            <text:p>242935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s text:c="2"/>80-C0402C104J4R</text:p>
          </table:table-cell>
          <table:table-cell table:number-columns-repeated="13"/>
          <table:table-cell office:value-type="string" calcext:value-type="string">
            <text:p>-55...+125 °C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number-columns-repeated="2" office:value-type="string" calcext:value-type="string">
            <text:p>100N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eramic capacitor SMD 100nF ±5%, 16VDC, X7R, Kemet, Case 0402, C0402C104J4RACTU, MLCC, Mouser: 80-C0402C104J4R</text:p>
          </table:table-cell>
          <table:table-cell table:number-columns-repeated="5"/>
          <table:table-cell office:value-type="float" office:value="2429353" calcext:value-type="float">
            <text:p>242935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s text:c="2"/>80-C0402C104J4R</text:p>
          </table:table-cell>
          <table:table-cell table:number-columns-repeated="13"/>
          <table:table-cell office:value-type="string" calcext:value-type="string">
            <text:p>-55...+125 °C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number-columns-repeated="2" office:value-type="string" calcext:value-type="string">
            <text:p>10UF_10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eramic capacitor SMD 10uF ±10%, 10VDC, X5R, TDK , Case 0603, Mouser: 810-C1608X5R1A106K</text:p>
          </table:table-cell>
          <table:table-cell office:value-type="string" calcext:value-type="string">
            <text:p>445-7486-1-ND</text:p>
          </table:table-cell>
          <table:table-cell table:number-columns-repeated="4"/>
          <table:table-cell office:value-type="float" office:value="2211164" calcext:value-type="float">
            <text:p>2211164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810-C1608X5R1A106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string" calcext:value-type="string">
            <text:p>100N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eramic capacitor SMD 100nF ±5%, 16VDC, X7R, Kemet, Case 0402, C0402C104J4RACTU, MLCC, Mouser: 80-C0402C104J4R</text:p>
          </table:table-cell>
          <table:table-cell table:number-columns-repeated="5"/>
          <table:table-cell office:value-type="float" office:value="2429353" calcext:value-type="float">
            <text:p>242935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s text:c="2"/>80-C0402C104J4R</text:p>
          </table:table-cell>
          <table:table-cell table:number-columns-repeated="13"/>
          <table:table-cell office:value-type="string" calcext:value-type="string">
            <text:p>-55...+125 °C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string" calcext:value-type="string">
            <text:p>2,2UF/6V3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Multilayer Ceramic Capacitors MLCC, SMD, 2,2uF ±10%, 6,3VDC, X5R, Kemet, Case 0402, Mouser: 80-C0402C225K9P</text:p>
          </table:table-cell>
          <table:table-cell/>
          <table:table-cell office:value-type="string" calcext:value-type="string">
            <text:p>110-95-530</text:p>
          </table:table-cell>
          <table:table-cell table:number-columns-repeated="3"/>
          <table:table-cell office:value-type="float" office:value="2442787" calcext:value-type="float">
            <text:p>2442787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80-C0402C225K9P</text:p>
          </table:table-cell>
          <table:table-cell table:number-columns-repeated="13"/>
          <table:table-cell office:value-type="string" calcext:value-type="string">
            <text:p>-55...+85 °C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table:number-columns-repeated="2" office:value-type="string" calcext:value-type="string">
            <text:p>2,2UF/6V3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Multilayer Ceramic Capacitors MLCC, SMD, 2,2uF ±10%, 6,3VDC, X5R, Kemet, Case 0402, Mouser: 80-C0402C225K9P</text:p>
          </table:table-cell>
          <table:table-cell/>
          <table:table-cell office:value-type="string" calcext:value-type="string">
            <text:p>110-95-530</text:p>
          </table:table-cell>
          <table:table-cell table:number-columns-repeated="3"/>
          <table:table-cell office:value-type="float" office:value="2442787" calcext:value-type="float">
            <text:p>2442787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80-C0402C225K9P</text:p>
          </table:table-cell>
          <table:table-cell table:number-columns-repeated="13"/>
          <table:table-cell office:value-type="string" calcext:value-type="string">
            <text:p>-55...+85 °C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string" calcext:value-type="string">
            <text:p>15P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Multilayer Ceramic Capacitors MLCC, SMD, 15pF, ±5%, 50VDC, COG, Kemet, Case 0402, Mouser: 80-C0402C150J5G</text:p>
          </table:table-cell>
          <table:table-cell office:value-type="string" calcext:value-type="string">
            <text:p>399-1014-1-ND</text:p>
          </table:table-cell>
          <table:table-cell table:number-columns-repeated="4"/>
          <table:table-cell office:value-type="float" office:value="1414577" calcext:value-type="float">
            <text:p>1414577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80-C0402C150J5G</text:p>
          </table:table-cell>
          <table:table-cell table:number-columns-repeated="13"/>
          <table:table-cell office:value-type="string" calcext:value-type="string">
            <text:p>-55...+125 °C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table:number-columns-repeated="2" office:value-type="string" calcext:value-type="string">
            <text:p>15P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Multilayer Ceramic Capacitors MLCC, SMD, 15pF, ±5%, 50VDC, COG, Kemet, Case 0402, Mouser: 80-C0402C150J5G</text:p>
          </table:table-cell>
          <table:table-cell office:value-type="string" calcext:value-type="string">
            <text:p>399-1014-1-ND</text:p>
          </table:table-cell>
          <table:table-cell table:number-columns-repeated="4"/>
          <table:table-cell office:value-type="float" office:value="1414577" calcext:value-type="float">
            <text:p>1414577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80-C0402C150J5G</text:p>
          </table:table-cell>
          <table:table-cell table:number-columns-repeated="13"/>
          <table:table-cell office:value-type="string" calcext:value-type="string">
            <text:p>-55...+125 °C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table:number-columns-repeated="2" office:value-type="string" calcext:value-type="string">
            <text:p>100N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eramic capacitor SMD 100nF ±5%, 16VDC, X7R, Kemet, Case 0402, C0402C104J4RACTU, MLCC, Mouser: 80-C0402C104J4R</text:p>
          </table:table-cell>
          <table:table-cell table:number-columns-repeated="5"/>
          <table:table-cell office:value-type="float" office:value="2429353" calcext:value-type="float">
            <text:p>242935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s text:c="2"/>80-C0402C104J4R</text:p>
          </table:table-cell>
          <table:table-cell table:number-columns-repeated="13"/>
          <table:table-cell office:value-type="string" calcext:value-type="string">
            <text:p>-55...+125 °C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table:number-columns-repeated="2" office:value-type="string" calcext:value-type="string">
            <text:p>100N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eramic capacitor SMD 100nF ±5%, 16VDC, X7R, Kemet, Case 0402, C0402C104J4RACTU, MLCC, Mouser: 80-C0402C104J4R</text:p>
          </table:table-cell>
          <table:table-cell table:number-columns-repeated="5"/>
          <table:table-cell office:value-type="float" office:value="2429353" calcext:value-type="float">
            <text:p>242935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s text:c="2"/>80-C0402C104J4R</text:p>
          </table:table-cell>
          <table:table-cell table:number-columns-repeated="13"/>
          <table:table-cell office:value-type="string" calcext:value-type="string">
            <text:p>-55...+125 °C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table:number-columns-repeated="2" office:value-type="string" calcext:value-type="string">
            <text:p>10UF_10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eramic capacitor SMD 10uF ±10%, 10VDC, X5R, TDK , Case 0603, Mouser: 810-C1608X5R1A106K</text:p>
          </table:table-cell>
          <table:table-cell office:value-type="string" calcext:value-type="string">
            <text:p>445-7486-1-ND</text:p>
          </table:table-cell>
          <table:table-cell table:number-columns-repeated="4"/>
          <table:table-cell office:value-type="float" office:value="2211164" calcext:value-type="float">
            <text:p>2211164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810-C1608X5R1A106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23</text:p>
          </table:table-cell>
          <table:table-cell table:number-columns-repeated="2" office:value-type="string" calcext:value-type="string">
            <text:p>100N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eramic capacitor SMD 100nF ±5%, 16VDC, X7R, Kemet, Case 0402, C0402C104J4RACTU, MLCC, Mouser: 80-C0402C104J4R</text:p>
          </table:table-cell>
          <table:table-cell table:number-columns-repeated="5"/>
          <table:table-cell office:value-type="float" office:value="2429353" calcext:value-type="float">
            <text:p>242935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s text:c="2"/>80-C0402C104J4R</text:p>
          </table:table-cell>
          <table:table-cell table:number-columns-repeated="13"/>
          <table:table-cell office:value-type="string" calcext:value-type="string">
            <text:p>-55...+125 °C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table:number-columns-repeated="2" office:value-type="string" calcext:value-type="string">
            <text:p>100N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eramic capacitor SMD 100nF ±5%, 16VDC, X7R, Kemet, Case 0402, C0402C104J4RACTU, MLCC, Mouser: 80-C0402C104J4R</text:p>
          </table:table-cell>
          <table:table-cell table:number-columns-repeated="5"/>
          <table:table-cell office:value-type="float" office:value="2429353" calcext:value-type="float">
            <text:p>242935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s text:c="2"/>80-C0402C104J4R</text:p>
          </table:table-cell>
          <table:table-cell table:number-columns-repeated="13"/>
          <table:table-cell office:value-type="string" calcext:value-type="string">
            <text:p>-55...+125 °C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table:number-columns-repeated="2" office:value-type="string" calcext:value-type="string">
            <text:p>10UF_10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eramic capacitor SMD 10uF ±10%, 10VDC, X5R, TDK , Case 0603, Mouser: 810-C1608X5R1A106K</text:p>
          </table:table-cell>
          <table:table-cell office:value-type="string" calcext:value-type="string">
            <text:p>445-7486-1-ND</text:p>
          </table:table-cell>
          <table:table-cell table:number-columns-repeated="4"/>
          <table:table-cell office:value-type="float" office:value="2211164" calcext:value-type="float">
            <text:p>2211164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810-C1608X5R1A106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26</text:p>
          </table:table-cell>
          <table:table-cell table:number-columns-repeated="2" office:value-type="string" calcext:value-type="string">
            <text:p>10UF_10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eramic capacitor SMD 10uF ±10%, 10VDC, X5R, TDK , Case 0603, Mouser: 810-C1608X5R1A106K</text:p>
          </table:table-cell>
          <table:table-cell office:value-type="string" calcext:value-type="string">
            <text:p>445-7486-1-ND</text:p>
          </table:table-cell>
          <table:table-cell table:number-columns-repeated="4"/>
          <table:table-cell office:value-type="float" office:value="2211164" calcext:value-type="float">
            <text:p>2211164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810-C1608X5R1A106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ZEN056V115A24LS</text:p>
          </table:table-cell>
          <table:table-cell office:value-type="string" calcext:value-type="string">
            <text:p>1616_LS</text:p>
          </table:table-cell>
          <table:table-cell office:value-type="string" calcext:value-type="string">
            <text:p>Polizen, Polymer Enhanced Zener Diode, 5,6V, PPTC/Zener SMD, Littelfuse, Mouser : 650-ZEN056V115A24LS</text:p>
          </table:table-cell>
          <table:table-cell office:value-type="string" calcext:value-type="string">
            <text:p>ZEN056V115A24LSCT-ND</text:p>
          </table:table-cell>
          <table:table-cell table:number-columns-repeated="5"/>
          <table:table-cell office:value-type="string" calcext:value-type="string">
            <text:p>Littelfuse</text:p>
          </table:table-cell>
          <table:table-cell office:value-type="string" calcext:value-type="string">
            <text:p>650-ZEN056V115A24L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HOLES_2_7_NP</text:p>
          </table:table-cell>
          <table:table-cell office:value-type="string" calcext:value-type="string">
            <text:p>2_7_NP</text:p>
          </table:table-cell>
          <table:table-cell office:value-type="string" calcext:value-type="string">
            <text:p>Hole D = 2,7m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2" office:value-type="string" calcext:value-type="string">
            <text:p>HOLES_2_7_NP</text:p>
          </table:table-cell>
          <table:table-cell office:value-type="string" calcext:value-type="string">
            <text:p>2_7_NP</text:p>
          </table:table-cell>
          <table:table-cell office:value-type="string" calcext:value-type="string">
            <text:p>Hole D = 2,7m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2" office:value-type="string" calcext:value-type="string">
            <text:p>HOLES_2_7_NP</text:p>
          </table:table-cell>
          <table:table-cell office:value-type="string" calcext:value-type="string">
            <text:p>2_7_NP</text:p>
          </table:table-cell>
          <table:table-cell office:value-type="string" calcext:value-type="string">
            <text:p>Hole D = 2,7m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4</text:p>
          </table:table-cell>
          <table:table-cell table:number-columns-repeated="2" office:value-type="string" calcext:value-type="string">
            <text:p>HOLES_2_7_NP</text:p>
          </table:table-cell>
          <table:table-cell office:value-type="string" calcext:value-type="string">
            <text:p>2_7_NP</text:p>
          </table:table-cell>
          <table:table-cell office:value-type="string" calcext:value-type="string">
            <text:p>Hole D = 2,7m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STM32F405RGT6</text:p>
          </table:table-cell>
          <table:table-cell office:value-type="string" calcext:value-type="string">
            <text:p>LQFP-64</text:p>
          </table:table-cell>
          <table:table-cell office:value-type="string" calcext:value-type="string">
            <text:p>ARM Microcontrollers - MCU ARM M4 1024 FLASH 168 Mhz 192kB SRAM, STMicroelectronics, LQFP64, STM32F405RGT6, Mouser : 511-STM32F405RGT6</text:p>
          </table:table-cell>
          <table:table-cell table:number-columns-repeated="5"/>
          <table:table-cell office:value-type="float" office:value="2064363" calcext:value-type="float">
            <text:p>20643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51 I/O</text:p>
          </table:table-cell>
          <table:table-cell/>
          <table:table-cell office:value-type="string" calcext:value-type="string">
            <text:p>10 Timer</text:p>
          </table:table-cell>
          <table:table-cell table:number-columns-repeated="5"/>
          <table:table-cell office:value-type="string" calcext:value-type="string">
            <text:p>1.8 V to 3.6 V</text:p>
          </table:table-cell>
          <table:table-cell table:number-columns-repeated="2"/>
          <table:table-cell office:value-type="string" calcext:value-type="string">
            <text:p>-40°C ~ 85°C (TA)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LMZM23601V3SILT</text:p>
          </table:table-cell>
          <table:table-cell office:value-type="string" calcext:value-type="string">
            <text:p>USIP-10</text:p>
          </table:table-cell>
          <table:table-cell office:value-type="string" calcext:value-type="string">
            <text:p>Non-Isolated DC/DC Converters, IN 4...36V, UOT+3,3VDC / 1A, Step-Down DC-DC Power Module in 3.8-mm x 3-mm, Package 10-uSiP,Texas Instruments, Mouser : 595-LMZM23601V3SILT</text:p>
          </table:table-cell>
          <table:table-cell office:value-type="string" calcext:value-type="string">
            <text:p>296-49461-1-ND</text:p>
          </table:table-cell>
          <table:table-cell table:number-columns-repeated="2"/>
          <table:table-cell table:style-name="ce1" office:value-type="string" calcext:value-type="string">
            <text:p>81%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595-LMZM23601V3SIL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-40 °C ~ 125 °C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table:number-columns-repeated="2" office:value-type="string" calcext:value-type="string">
            <text:p>FT232RQ</text:p>
          </table:table-cell>
          <table:table-cell office:value-type="string" calcext:value-type="string">
            <text:p>QFN32</text:p>
          </table:table-cell>
          <table:table-cell office:value-type="string" calcext:value-type="string">
            <text:p>USB Interface IC USB to Serial UART, Mouser : 895-FT232RQ (case 32-QFN) &amp; Mouser : 895-FT232RL (case 28-SSOP)</text:p>
          </table:table-cell>
          <table:table-cell office:value-type="string" calcext:value-type="string">
            <text:p>768-1008-1-ND</text:p>
          </table:table-cell>
          <table:table-cell table:number-columns-repeated="4"/>
          <table:table-cell office:value-type="float" office:value="1146033" calcext:value-type="float">
            <text:p>1146033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895-FT232RQ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DX07S024XJ1R1100</text:p>
          </table:table-cell>
          <table:table-cell office:value-type="string" calcext:value-type="string">
            <text:p>USB-TYPE_C_JAE</text:p>
          </table:table-cell>
          <table:table-cell office:value-type="string" calcext:value-type="string">
            <text:p>USB connector HYBRID, SMD/THRU hole STD MNT, USB type C, Receptacle, female, 24 Contact, JAE Electronics, Mouser : 656-DX07S024SJ1R1100</text:p>
          </table:table-cell>
          <table:table-cell office:value-type="string" calcext:value-type="string">
            <text:p>670-2848-1-ND</text:p>
          </table:table-cell>
          <table:table-cell table:number-columns-repeated="5"/>
          <table:table-cell office:value-type="string" calcext:value-type="string">
            <text:p>JAE Electronics</text:p>
          </table:table-cell>
          <table:table-cell office:value-type="string" calcext:value-type="string">
            <text:p>656-DX07S024SJ1R1100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30°C ~ 80°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2" office:value-type="string" calcext:value-type="string">
            <text:p>53398-0271_2P_V</text:p>
          </table:table-cell>
          <table:table-cell office:value-type="string" calcext:value-type="string">
            <text:p>53398-02</text:p>
          </table:table-cell>
          <table:table-cell office:value-type="string" calcext:value-type="string">
            <text:p>Pin header, PicoBlade 2-pin SMD, 53398-0271, Molex, single row straight, Distrelec : 143-54-189</text:p>
          </table:table-cell>
          <table:table-cell/>
          <table:table-cell office:value-type="string" calcext:value-type="string">
            <text:p>143-54-189</text:p>
          </table:table-cell>
          <table:table-cell table:number-columns-repeated="4"/>
          <table:table-cell office:value-type="string" calcext:value-type="string">
            <text:p>Molex</text:p>
          </table:table-cell>
          <table:table-cell office:value-type="string" calcext:value-type="string">
            <text:p>538-53398-02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3</text:p>
          </table:table-cell>
          <table:table-cell table:number-columns-repeated="3" office:value-type="string" calcext:value-type="string">
            <text:p>M50-3530342</text:p>
          </table:table-cell>
          <table:table-cell office:value-type="string" calcext:value-type="string">
            <text:p>Single row 1.27 mm, 3 pin's, Straight solder tail, Square pin diam. 0.4 mm, Mouser : 855-M50-3530342</text:p>
          </table:table-cell>
          <table:table-cell office:value-type="string" calcext:value-type="string">
            <text:p>952-3599-ND</text:p>
          </table:table-cell>
          <table:table-cell table:number-columns-repeated="5"/>
          <table:table-cell office:value-type="string" calcext:value-type="string">
            <text:p>Harwin</text:p>
          </table:table-cell>
          <table:table-cell office:value-type="string" calcext:value-type="string">
            <text:p>855-M50-353034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-40 °C ~ 105 °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table:number-columns-repeated="2" office:value-type="string" calcext:value-type="string">
            <text:p>RECE-20449-001E-01</text:p>
          </table:table-cell>
          <table:table-cell office:value-type="string" calcext:value-type="string">
            <text:p>IPEX_MHF4</text:p>
          </table:table-cell>
          <table:table-cell office:value-type="string" calcext:value-type="string">
            <text:p>RF Connectors / Coaxial Connectors Onboard Receptacle IPEX MHF4, straight, SMD, Jack, Mouser : 960-RECE20449-001E01</text:p>
          </table:table-cell>
          <table:table-cell office:value-type="string" calcext:value-type="string">
            <text:p>931-1158-2-ND</text:p>
          </table:table-cell>
          <table:table-cell table:number-columns-repeated="6"/>
          <table:table-cell office:value-type="string" calcext:value-type="string">
            <text:p>960-RECE20449-001E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5</text:p>
          </table:table-cell>
          <table:table-cell table:number-columns-repeated="2" office:value-type="string" calcext:value-type="string">
            <text:p>RECE-20449-001E-01</text:p>
          </table:table-cell>
          <table:table-cell office:value-type="string" calcext:value-type="string">
            <text:p>IPEX_MHF4</text:p>
          </table:table-cell>
          <table:table-cell office:value-type="string" calcext:value-type="string">
            <text:p>RF Connectors / Coaxial Connectors Onboard Receptacle IPEX MHF4, straight, SMD, Jack, Mouser : 960-RECE20449-001E01</text:p>
          </table:table-cell>
          <table:table-cell office:value-type="string" calcext:value-type="string">
            <text:p>931-1158-2-ND</text:p>
          </table:table-cell>
          <table:table-cell table:number-columns-repeated="6"/>
          <table:table-cell office:value-type="string" calcext:value-type="string">
            <text:p>960-RECE20449-001E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6</text:p>
          </table:table-cell>
          <table:table-cell table:number-columns-repeated="2" office:value-type="string" calcext:value-type="string">
            <text:p>53261-0671_6P_H</text:p>
          </table:table-cell>
          <table:table-cell office:value-type="string" calcext:value-type="string">
            <text:p>53261-06</text:p>
          </table:table-cell>
          <table:table-cell office:value-type="string" calcext:value-type="string">
            <text:p>Pin header, PicoBlade 6-pin SMD, 53261-0671, Molex, single row 90°, Distrelec : 143-54-312</text:p>
          </table:table-cell>
          <table:table-cell table:number-columns-repeated="6"/>
          <table:table-cell office:value-type="string" calcext:value-type="string">
            <text:p>Molex</text:p>
          </table:table-cell>
          <table:table-cell office:value-type="string" calcext:value-type="string">
            <text:p>538-53261-06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7</text:p>
          </table:table-cell>
          <table:table-cell table:number-columns-repeated="2" office:value-type="string" calcext:value-type="string">
            <text:p>53261-7010_10P_H</text:p>
          </table:table-cell>
          <table:table-cell office:value-type="string" calcext:value-type="string">
            <text:p>53261-10</text:p>
          </table:table-cell>
          <table:table-cell office:value-type="string" calcext:value-type="string">
            <text:p>Pin header, PicoBlade 6-pin SMD, 53261-0671, Molex, single row 90°, Distrelec : 143-54-312</text:p>
          </table:table-cell>
          <table:table-cell table:number-columns-repeated="7"/>
          <table:table-cell office:value-type="string" calcext:value-type="string">
            <text:p>538-53261-70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2" office:value-type="string" calcext:value-type="string">
            <text:p>MI0805K400R-10</text:p>
          </table:table-cell>
          <table:table-cell office:value-type="string" calcext:value-type="string">
            <text:p>F0805</text:p>
          </table:table-cell>
          <table:table-cell office:value-type="string" calcext:value-type="string">
            <text:p>Ferrite Beads 40ohms, 100MHz, 1.5A, Monolithic, case 0805, Mouser : 875-MI0805K400R-10</text:p>
          </table:table-cell>
          <table:table-cell office:value-type="string" calcext:value-type="string">
            <text:p>240-2389-1-ND</text:p>
          </table:table-cell>
          <table:table-cell table:number-columns-repeated="4"/>
          <table:table-cell office:value-type="float" office:value="2292459" calcext:value-type="float">
            <text:p>2292459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875-MI0805K400R-10</text:p>
          </table:table-cell>
          <table:table-cell table:number-columns-repeated="11"/>
          <table:table-cell office:value-type="string" calcext:value-type="string">
            <text:p>-40°C ~ 125°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MI0805K400R-10</text:p>
          </table:table-cell>
          <table:table-cell office:value-type="string" calcext:value-type="string">
            <text:p>F0805</text:p>
          </table:table-cell>
          <table:table-cell office:value-type="string" calcext:value-type="string">
            <text:p>Ferrite Beads 40ohms, 100MHz, 1.5A, Monolithic, case 0805, Mouser : 875-MI0805K400R-10</text:p>
          </table:table-cell>
          <table:table-cell office:value-type="string" calcext:value-type="string">
            <text:p>240-2389-1-ND</text:p>
          </table:table-cell>
          <table:table-cell table:number-columns-repeated="4"/>
          <table:table-cell office:value-type="float" office:value="2292459" calcext:value-type="float">
            <text:p>2292459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875-MI0805K400R-10</text:p>
          </table:table-cell>
          <table:table-cell table:number-columns-repeated="11"/>
          <table:table-cell office:value-type="string" calcext:value-type="string">
            <text:p>-40°C ~ 125°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1</text:p>
          </table:table-cell>
          <table:table-cell table:number-columns-repeated="2" office:value-type="string" calcext:value-type="string">
            <text:p>HSMQ-C190</text:p>
          </table:table-cell>
          <table:table-cell office:value-type="string" calcext:value-type="string">
            <text:p>CHIP-LED-0603</text:p>
          </table:table-cell>
          <table:table-cell office:value-type="string" calcext:value-type="string">
            <text:p>SMD LED Green, HSMQ-C190, Broadcom Limited, Package 0603, Light colour green, Mouser : 630-HSMQ-C190</text:p>
          </table:table-cell>
          <table:table-cell table:number-columns-repeated="5"/>
          <table:table-cell office:value-type="float" office:value="2917791" calcext:value-type="float">
            <text:p>2917791</text:p>
          </table:table-cell>
          <table:table-cell office:value-type="string" calcext:value-type="string">
            <text:p>Broadcom Limited</text:p>
          </table:table-cell>
          <table:table-cell office:value-type="string" calcext:value-type="string">
            <text:p>630-HSMQ-C190</text:p>
          </table:table-cell>
          <table:table-cell table:number-columns-repeated="12"/>
          <table:table-cell office:value-type="string" calcext:value-type="string">
            <text:p>-40...+85 °C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table:number-columns-repeated="2" office:value-type="string" calcext:value-type="string">
            <text:p>HSMR-C190</text:p>
          </table:table-cell>
          <table:table-cell office:value-type="string" calcext:value-type="string">
            <text:p>CHIP-LED-0603</text:p>
          </table:table-cell>
          <table:table-cell office:value-type="string" calcext:value-type="string">
            <text:p>SMD LED blue, HSMR-C190, Broadcom Limited, Package 0603, Light colour blue, Mouser : 630-HSMR-C190</text:p>
          </table:table-cell>
          <table:table-cell table:number-columns-repeated="5"/>
          <table:table-cell office:value-type="float" office:value="1652108" calcext:value-type="float">
            <text:p>1652108</text:p>
          </table:table-cell>
          <table:table-cell office:value-type="string" calcext:value-type="string">
            <text:p>Broadcom Limited</text:p>
          </table:table-cell>
          <table:table-cell office:value-type="string" calcext:value-type="string">
            <text:p>630-HSMR-C190</text:p>
          </table:table-cell>
          <table:table-cell table:number-columns-repeated="12"/>
          <table:table-cell office:value-type="string" calcext:value-type="string">
            <text:p>-40...+85 °C</text:p>
          </table:table-cell>
          <table:table-cell/>
        </table:table-row>
        <table:table-row table:style-name="ro1">
          <table:table-cell office:value-type="string" calcext:value-type="string">
            <text:p>LED3</text:p>
          </table:table-cell>
          <table:table-cell table:number-columns-repeated="2" office:value-type="string" calcext:value-type="string">
            <text:p>HSMR-C190</text:p>
          </table:table-cell>
          <table:table-cell office:value-type="string" calcext:value-type="string">
            <text:p>CHIP-LED-0603</text:p>
          </table:table-cell>
          <table:table-cell office:value-type="string" calcext:value-type="string">
            <text:p>SMD LED blue, HSMR-C190, Broadcom Limited, Package 0603, Light colour blue, Mouser : 630-HSMR-C190</text:p>
          </table:table-cell>
          <table:table-cell table:number-columns-repeated="5"/>
          <table:table-cell office:value-type="float" office:value="1652108" calcext:value-type="float">
            <text:p>1652108</text:p>
          </table:table-cell>
          <table:table-cell office:value-type="string" calcext:value-type="string">
            <text:p>Broadcom Limited</text:p>
          </table:table-cell>
          <table:table-cell office:value-type="string" calcext:value-type="string">
            <text:p>630-HSMR-C190</text:p>
          </table:table-cell>
          <table:table-cell table:number-columns-repeated="12"/>
          <table:table-cell office:value-type="string" calcext:value-type="string">
            <text:p>-40...+85 °C</text:p>
          </table:table-cell>
          <table:table-cell/>
        </table:table-row>
        <table:table-row table:style-name="ro1">
          <table:table-cell office:value-type="string" calcext:value-type="string">
            <text:p>OK1</text:p>
          </table:table-cell>
          <table:table-cell table:number-columns-repeated="2" office:value-type="string" calcext:value-type="string">
            <text:p>ACPL-M21L</text:p>
          </table:table-cell>
          <table:table-cell office:value-type="string" calcext:value-type="string">
            <text:p>SO-5</text:p>
          </table:table-cell>
          <table:table-cell office:value-type="string" calcext:value-type="string">
            <text:p>High Speed Optocouplers Optocoupler 5MBd, case SO-5, Avago, Mouser : 630-ACPL-M21L-500E</text:p>
          </table:table-cell>
          <table:table-cell table:number-columns-repeated="5"/>
          <table:table-cell office:value-type="float" office:value="2213628" calcext:value-type="float">
            <text:p>2213628</text:p>
          </table:table-cell>
          <table:table-cell office:value-type="string" calcext:value-type="string">
            <text:p>Broadcom Limited</text:p>
          </table:table-cell>
          <table:table-cell office:value-type="string" calcext:value-type="string">
            <text:p>630-ACPL-M21L-500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-40°C ~ 105°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CX5032GA08000H0PST02</text:p>
          </table:table-cell>
          <table:table-cell office:value-type="string" calcext:value-type="string">
            <text:p>CX5032GA</text:p>
          </table:table-cell>
          <table:table-cell office:value-type="string" calcext:value-type="string">
            <text:p>SMD Crystals, 8MHz, 12pF, 50ppm, Kyocera, Mouser : 581-CX5032GA08H0PST</text:p>
          </table:table-cell>
          <table:table-cell office:value-type="string" calcext:value-type="string">
            <text:p>1253-1691-1-ND</text:p>
          </table:table-cell>
          <table:table-cell/>
          <table:table-cell office:value-type="string" calcext:value-type="string">
            <text:p>500 uW</text:p>
          </table:table-cell>
          <table:table-cell/>
          <table:table-cell office:value-type="string" calcext:value-type="string">
            <text:p>200 Ohm</text:p>
          </table:table-cell>
          <table:table-cell/>
          <table:table-cell office:value-type="string" calcext:value-type="string">
            <text:p>Kyocera</text:p>
          </table:table-cell>
          <table:table-cell office:value-type="string" calcext:value-type="string">
            <text:p>581-CX5032GA08H0PST</text:p>
          </table:table-cell>
          <table:table-cell table:number-columns-repeated="11"/>
          <table:table-cell office:value-type="string" calcext:value-type="string">
            <text:p>-40°C ~ 125°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2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±Resistor SMD 2 kΩ 1 %, ERJ-3EKF2001V, Panasonic, Case 0603, Mouser : 667-ERJ-3EKF2001V</text:p>
          </table:table-cell>
          <table:table-cell/>
          <table:table-cell office:value-type="string" calcext:value-type="string">
            <text:p>300-37-855</text:p>
          </table:table-cell>
          <table:table-cell table:number-columns-repeated="4"/>
          <table:table-cell office:value-type="string" calcext:value-type="string">
            <text:p>Panasonic</text:p>
          </table:table-cell>
          <table:table-cell office:value-type="string" calcext:value-type="string">
            <text:p>667-ERJ-3EKF2001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±Resistor SMD 2 kΩ 1 %, ERJ-3EKF2001V, Panasonic, Case 0603, Mouser : 667-ERJ-3EKF2001V</text:p>
          </table:table-cell>
          <table:table-cell/>
          <table:table-cell office:value-type="string" calcext:value-type="string">
            <text:p>300-37-855</text:p>
          </table:table-cell>
          <table:table-cell table:number-columns-repeated="4"/>
          <table:table-cell office:value-type="string" calcext:value-type="string">
            <text:p>Panasonic</text:p>
          </table:table-cell>
          <table:table-cell office:value-type="string" calcext:value-type="string">
            <text:p>667-ERJ-3EKF2001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5K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±Resistor SMD 5,1 kΩ, 1 %, 0,1W, ERJ-3EKF5101V, Panasonic, Case 0603, Mouser : 667-ERJ-3EKF5101V</text:p>
          </table:table-cell>
          <table:table-cell/>
          <table:table-cell office:value-type="string" calcext:value-type="string">
            <text:p>300-37-965</text:p>
          </table:table-cell>
          <table:table-cell table:number-columns-repeated="3"/>
          <table:table-cell office:value-type="float" office:value="2059378" calcext:value-type="float">
            <text:p>2059378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3EKF5101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 office:value-type="string" calcext:value-type="string">
            <text:p>5K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±Resistor SMD 5,1 kΩ, 1 %, 0,1W, ERJ-3EKF5101V, Panasonic, Case 0603, Mouser : 667-ERJ-3EKF5101V</text:p>
          </table:table-cell>
          <table:table-cell/>
          <table:table-cell office:value-type="string" calcext:value-type="string">
            <text:p>300-37-965</text:p>
          </table:table-cell>
          <table:table-cell table:number-columns-repeated="3"/>
          <table:table-cell office:value-type="float" office:value="2059378" calcext:value-type="float">
            <text:p>2059378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3EKF5101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2" office:value-type="string" calcext:value-type="string">
            <text:p>24E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±Resistor SMD 24Ω, 1 %, 100mW 50V, ERJ-2RKF24R0X, Panasonic, Case 0402, Mouser : 667-ERJ-2RKF24R0X</text:p>
          </table:table-cell>
          <table:table-cell table:number-columns-repeated="5"/>
          <table:table-cell office:value-type="float" office:value="2302458" calcext:value-type="float">
            <text:p>2302458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2RKF24R0X</text:p>
          </table:table-cell>
          <table:table-cell table:number-columns-repeated="13"/>
          <table:table-cell office:value-type="string" calcext:value-type="string">
            <text:p>- 55 C to + 155 C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table:number-columns-repeated="2" office:value-type="string" calcext:value-type="string">
            <text:p>24E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±Resistor SMD 24Ω, 1 %, 100mW 50V, ERJ-2RKF24R0X, Panasonic, Case 0402, Mouser : 667-ERJ-2RKF24R0X</text:p>
          </table:table-cell>
          <table:table-cell table:number-columns-repeated="5"/>
          <table:table-cell office:value-type="float" office:value="2302458" calcext:value-type="float">
            <text:p>2302458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2RKF24R0X</text:p>
          </table:table-cell>
          <table:table-cell table:number-columns-repeated="13"/>
          <table:table-cell office:value-type="string" calcext:value-type="string">
            <text:p>- 55 C to + 155 C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table:number-columns-repeated="2"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±Resistor SMD 1 kΩ, 1 %, 0,1W, ERJ-3EKF1001V , Panasonic, Case 0603, Mouser : 667-ERJ-3EKF1001V</text:p>
          </table:table-cell>
          <table:table-cell office:value-type="string" calcext:value-type="string">
            <text:p>P1.00KHCT-ND</text:p>
          </table:table-cell>
          <table:table-cell table:number-columns-repeated="5"/>
          <table:table-cell office:value-type="string" calcext:value-type="string">
            <text:p>Panasonic</text:p>
          </table:table-cell>
          <table:table-cell office:value-type="string" calcext:value-type="string">
            <text:p>667-ERJ-3EKF1001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8</text:p>
          </table:table-cell>
          <table:table-cell table:number-columns-repeated="2" office:value-type="string" calcext:value-type="string">
            <text:p>1K3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±Resistor SMD 1,3 kΩ 1 % 100mW 50V, ERJ-2RKF1301X, Panasonic, Case 0402, Mouser : 667-ERJ-2RKF1301X</text:p>
          </table:table-cell>
          <table:table-cell/>
          <table:table-cell office:value-type="string" calcext:value-type="string">
            <text:p>300-37-644</text:p>
          </table:table-cell>
          <table:table-cell table:number-columns-repeated="3"/>
          <table:table-cell office:value-type="float" office:value="2059130" calcext:value-type="float">
            <text:p>205913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2RKF1301X</text:p>
          </table:table-cell>
          <table:table-cell table:number-columns-repeated="13"/>
          <table:table-cell office:value-type="string" calcext:value-type="string">
            <text:p>- 55 C to + 155 C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±Resistor SMD 10KΩ, 1 %, 100mW 50V, ERJ-2RKF1002X, Panasonic, Case 0402, Mouser : 667-ERJ-2RKF1002X</text:p>
          </table:table-cell>
          <table:table-cell/>
          <table:table-cell office:value-type="string" calcext:value-type="string">
            <text:p>300-37-626</text:p>
          </table:table-cell>
          <table:table-cell table:number-columns-repeated="3"/>
          <table:table-cell office:value-type="float" office:value="2302739" calcext:value-type="float">
            <text:p>2302739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2RKF1002X</text:p>
          </table:table-cell>
          <table:table-cell table:number-columns-repeated="13"/>
          <table:table-cell office:value-type="string" calcext:value-type="string">
            <text:p>- 55 C to + 155 C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table:number-columns-repeated="2" office:value-type="string" calcext:value-type="string">
            <text:p>510E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±Resistor SMD 510Ω, 1 %, 100mW 50V, ERJ-2RKF5100X, Panasonic, Case 0402, Mouser : 667-ERJ-2RKF5100X</text:p>
          </table:table-cell>
          <table:table-cell/>
          <table:table-cell office:value-type="string" calcext:value-type="string">
            <text:p>300-37-749</text:p>
          </table:table-cell>
          <table:table-cell table:number-columns-repeated="3"/>
          <table:table-cell office:value-type="float" office:value="2302602" calcext:value-type="float">
            <text:p>2302602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2RKF5100X</text:p>
          </table:table-cell>
          <table:table-cell table:number-columns-repeated="13"/>
          <table:table-cell office:value-type="string" calcext:value-type="string">
            <text:p>- 55 C to + 155 C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table:number-columns-repeated="2" office:value-type="string" calcext:value-type="string">
            <text:p>330E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±Resistor SMD 330Ω, 1 %, 100mW 50V, ERJ-2RKF3300X, Panasonic, Case 0402, Mouser : 667-ERJ-2RKF3300X</text:p>
          </table:table-cell>
          <table:table-cell/>
          <table:table-cell office:value-type="string" calcext:value-type="string">
            <text:p>300-37-708</text:p>
          </table:table-cell>
          <table:table-cell table:number-columns-repeated="3"/>
          <table:table-cell office:value-type="float" office:value="2302581" calcext:value-type="float">
            <text:p>230258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2RKF3300X</text:p>
          </table:table-cell>
          <table:table-cell table:number-columns-repeated="13"/>
          <table:table-cell office:value-type="string" calcext:value-type="string">
            <text:p>- 55 C to + 155 C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table:number-columns-repeated="2" office:value-type="string" calcext:value-type="string">
            <text:p>22E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±Resistor SMD 24Ω, 1 %, 100mW 50V, ERJ-2RKF24R0X, Panasonic, Case 0402, Mouser : 667-ERJ-2RKF24R0X</text:p>
          </table:table-cell>
          <table:table-cell table:number-columns-repeated="6"/>
          <table:table-cell office:value-type="string" calcext:value-type="string">
            <text:p>Vishey</text:p>
          </table:table-cell>
          <table:table-cell office:value-type="string" calcext:value-type="string">
            <text:p>71-CRCW010022R0FREL</text:p>
          </table:table-cell>
          <table:table-cell table:number-columns-repeated="13"/>
          <table:table-cell office:value-type="string" calcext:value-type="string">
            <text:p>- 55 C to + 125 C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±Resistor SMD 10KΩ, 1 %, 100mW 50V, ERJ-2RKF1002X, Panasonic, Case 0402, Mouser : 667-ERJ-2RKF1002X</text:p>
          </table:table-cell>
          <table:table-cell/>
          <table:table-cell office:value-type="string" calcext:value-type="string">
            <text:p>300-37-626</text:p>
          </table:table-cell>
          <table:table-cell table:number-columns-repeated="3"/>
          <table:table-cell office:value-type="float" office:value="2302739" calcext:value-type="float">
            <text:p>2302739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2RKF1002X</text:p>
          </table:table-cell>
          <table:table-cell table:number-columns-repeated="13"/>
          <table:table-cell office:value-type="string" calcext:value-type="string">
            <text:p>- 55 C to + 155 C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table:number-columns-repeated="2" office:value-type="string" calcext:value-type="string">
            <text:p>22E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±Resistor SMD 24Ω, 1 %, 100mW 50V, ERJ-2RKF24R0X, Panasonic, Case 0402, Mouser : 667-ERJ-2RKF24R0X</text:p>
          </table:table-cell>
          <table:table-cell table:number-columns-repeated="6"/>
          <table:table-cell office:value-type="string" calcext:value-type="string">
            <text:p>Vishey</text:p>
          </table:table-cell>
          <table:table-cell office:value-type="string" calcext:value-type="string">
            <text:p>71-CRCW010022R0FREL</text:p>
          </table:table-cell>
          <table:table-cell table:number-columns-repeated="13"/>
          <table:table-cell office:value-type="string" calcext:value-type="string">
            <text:p>- 55 C to + 125 C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±Resistor SMD 10KΩ, 1 %, 100mW 50V, ERJ-2RKF1002X, Panasonic, Case 0402, Mouser : 667-ERJ-2RKF1002X</text:p>
          </table:table-cell>
          <table:table-cell/>
          <table:table-cell office:value-type="string" calcext:value-type="string">
            <text:p>300-37-626</text:p>
          </table:table-cell>
          <table:table-cell table:number-columns-repeated="3"/>
          <table:table-cell office:value-type="float" office:value="2302739" calcext:value-type="float">
            <text:p>2302739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2RKF1002X</text:p>
          </table:table-cell>
          <table:table-cell table:number-columns-repeated="13"/>
          <table:table-cell office:value-type="string" calcext:value-type="string">
            <text:p>- 55 C to + 155 C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±Resistor SMD 10KΩ, 1 %, 100mW 50V, ERJ-2RKF1002X, Panasonic, Case 0402, Mouser : 667-ERJ-2RKF1002X</text:p>
          </table:table-cell>
          <table:table-cell/>
          <table:table-cell office:value-type="string" calcext:value-type="string">
            <text:p>300-37-626</text:p>
          </table:table-cell>
          <table:table-cell table:number-columns-repeated="3"/>
          <table:table-cell office:value-type="float" office:value="2302739" calcext:value-type="float">
            <text:p>2302739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2RKF1002X</text:p>
          </table:table-cell>
          <table:table-cell table:number-columns-repeated="13"/>
          <table:table-cell office:value-type="string" calcext:value-type="string">
            <text:p>- 55 C to + 155 C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±Resistor SMD 10KΩ, 1 %, 100mW 50V, ERJ-2RKF1002X, Panasonic, Case 0402, Mouser : 667-ERJ-2RKF1002X</text:p>
          </table:table-cell>
          <table:table-cell/>
          <table:table-cell office:value-type="string" calcext:value-type="string">
            <text:p>300-37-626</text:p>
          </table:table-cell>
          <table:table-cell table:number-columns-repeated="3"/>
          <table:table-cell office:value-type="float" office:value="2302739" calcext:value-type="float">
            <text:p>2302739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2RKF1002X</text:p>
          </table:table-cell>
          <table:table-cell table:number-columns-repeated="13"/>
          <table:table-cell office:value-type="string" calcext:value-type="string">
            <text:p>- 55 C to + 155 C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table:number-columns-repeated="3" office:value-type="string" calcext:value-type="string">
            <text:p>EVQ-P2T02M</text:p>
          </table:table-cell>
          <table:table-cell office:value-type="string" calcext:value-type="string">
            <text:p>Tactile Switches FLAT ACT 2.4NF 4.7x3.5x2.1mm, Panasonic, EVQ-P2T02M, Mouser : 667-EVQ-P2T02M</text:p>
          </table:table-cell>
          <table:table-cell office:value-type="string" calcext:value-type="string">
            <text:p>P11082SCT-ND</text:p>
          </table:table-cell>
          <table:table-cell table:number-columns-repeated="4"/>
          <table:table-cell office:value-type="float" office:value="2459541" calcext:value-type="float">
            <text:p>245954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VQ-P2T02M</text:p>
          </table:table-cell>
          <table:table-cell table:number-columns-repeated="9"/>
          <table:table-cell office:value-type="string" calcext:value-type="string">
            <text:p>2.4N</text:p>
          </table:table-cell>
          <table:table-cell table:number-columns-repeated="3"/>
          <table:table-cell office:value-type="string" calcext:value-type="string">
            <text:p><text:s/>40 C to + 85 C </text:p>
          </table:table-cell>
        </table:table-row>
        <table:table-row table:style-name="ro1">
          <table:table-cell office:value-type="string" calcext:value-type="string">
            <text:p>WIFI1</text:p>
          </table:table-cell>
          <table:table-cell table:number-columns-repeated="3" office:value-type="string" calcext:value-type="string">
            <text:p>ESP8266</text:p>
          </table:table-cell>
          <table:table-cell table:number-columns-repeated="8"/>
          <table:table-cell office:value-type="string" calcext:value-type="string">
            <text:p>356-ESPWROOM-02D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ble1</text:p>
          </table:table-cell>
          <table:table-cell office:value-type="string" calcext:value-type="string">
            <text:p>Pico-10</text:p>
          </table:table-cell>
          <table:table-cell office:value-type="string" calcext:value-type="string">
            <text:p>Picoblade </text:p>
          </table:table-cell>
          <table:table-cell table:number-columns-repeated="8"/>
          <table:table-cell office:value-type="string" calcext:value-type="string">
            <text:p>Molex</text:p>
          </table:table-cell>
          <table:table-cell office:value-type="string" calcext:value-type="string">
            <text:p>538-15134-1003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ble2</text:p>
          </table:table-cell>
          <table:table-cell office:value-type="string" calcext:value-type="string">
            <text:p>Pico-10</text:p>
          </table:table-cell>
          <table:table-cell office:value-type="string" calcext:value-type="string">
            <text:p>Picoblade </text:p>
          </table:table-cell>
          <table:table-cell table:number-columns-repeated="8"/>
          <table:table-cell office:value-type="string" calcext:value-type="string">
            <text:p>Molex</text:p>
          </table:table-cell>
          <table:table-cell office:value-type="string" calcext:value-type="string">
            <text:p>538-15134-1003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ble3</text:p>
          </table:table-cell>
          <table:table-cell office:value-type="string" calcext:value-type="string">
            <text:p>1Stk</text:p>
          </table:table-cell>
          <table:table-cell office:value-type="string" calcext:value-type="string">
            <text:p>Pico6PolBuchse</text:p>
          </table:table-cell>
          <table:table-cell table:number-columns-repeated="8"/>
          <table:table-cell office:value-type="string" calcext:value-type="string">
            <text:p>Molex </text:p>
          </table:table-cell>
          <table:table-cell office:value-type="string" calcext:value-type="string">
            <text:p>538-51021-0600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ble4</text:p>
          </table:table-cell>
          <table:table-cell office:value-type="string" calcext:value-type="string">
            <text:p>10Stk</text:p>
          </table:table-cell>
          <table:table-cell office:value-type="string" calcext:value-type="string">
            <text:p>Pico-Einsätze</text:p>
          </table:table-cell>
          <table:table-cell table:number-columns-repeated="8"/>
          <table:table-cell office:value-type="string" calcext:value-type="string">
            <text:p>Molex</text:p>
          </table:table-cell>
          <table:table-cell office:value-type="string" calcext:value-type="string">
            <text:p>538-50079-810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09:09:03.164741572</meta:creation-date>
    <dc:date>2020-04-02T10:33:20.429468655</dc:date>
    <meta:editing-duration>PT1H14M5S</meta:editing-duration>
    <meta:editing-cycles>4</meta:editing-cycles>
    <meta:generator>LibreOffice/6.3.5.2$Linux_X86_64 LibreOffice_project/30$Build-2</meta:generator>
    <meta:document-statistic meta:table-count="1" meta:cell-count="629" meta:object-count="0"/>
  </office:meta>
</office:document-meta>
</file>